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0a18" officeooo:paragraph-rsid="00040a18" style:font-weight-asian="bold" style:font-weight-complex="bold"/>
    </style:style>
    <style:style style:name="P2" style:family="paragraph" style:parent-style-name="Standard">
      <style:text-properties fo:font-size="10pt" fo:font-weight="bold" officeooo:rsid="00040a18" officeooo:paragraph-rsid="00040a18" style:font-size-asian="8.75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3085" style:font-weight-asian="normal" style:font-weight-complex="normal"/>
    </style:style>
    <style:style style:name="T3" style:family="text">
      <style:text-properties fo:font-weight="normal" officeooo:rsid="0006cc9f" style:font-weight-asian="normal" style:font-weight-complex="normal"/>
    </style:style>
    <style:style style:name="T4" style:family="text">
      <style:text-properties officeooo:rsid="0006c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eur d’élevage: les personas</text:p>
      <text:p text:style-name="P2"/>
      <text:p text:style-name="P2">Chloé:<text:span text:style-name="T1"> adolescente passionnée de chevaux, pratique l’équitation, se documente sur le sujet (web, livres), ne connaît rien à la génétique mais aimerait en savoir un peu plus pour épater les copines du poney-club. Le genre de fille qui ne court jamais, elle trotte ou galope. (Bah, c’est devenu un sport reconnu maintenant, si j’avais su!)</text:span></text:p>
      <text:p text:style-name="P2"><text:span text:style-name="T1"/></text:p>
      <text:p text:style-name="P2">Mathilde: <text:span text:style-name="T1">femme active plutôt jeune, à un travail et des collègues ennuyeux, se tape 2 heures de transport en commun tous les jours. Passe beaucoup de temps à jouer sur son smartphone, ou sur son PC au bureau quand la chef à le dos tourné. Ne supporte plus Candy Crush et de toute façon préfère les jeux de simulation. Elle joue au</text:span><text:span text:style-name="T2">x</text:span><text:span text:style-name="T1"> Sims et à Minecraft, elle aime les animaux, </text:span><text:span text:style-name="T2">surtout quand ils ne demandent pas trop d’entretien</text:span><text:span text:style-name="T1">.</text:span></text:p>
      <text:p text:style-name="P2"><text:span text:style-name="T1"/></text:p>
      <text:p text:style-name="P2"><text:span text:style-name="T4">Hassan</text:span>: <text:span text:style-name="T1">Oui! On a quand même un mec! </text:span><text:span text:style-name="T3">Hassan</text:span><text:span text:style-name="T1"> est professeur de biologie dans un lycée agricole, il cherche un moyen ludique d’enseigner la génétique à ses élèves de </text:span><text:span text:style-name="T2">BTS élevage. Ça l’arrangerait qu’il y ait les bovins à viande, à lait, les ovins et les équins, le lycée propose toutes ces options.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7:38:07.387000000</meta:creation-date>
    <dc:date>2020-01-22T17:57:34.039000000</dc:date>
    <meta:editing-duration>PT8M14S</meta:editing-duration>
    <meta:editing-cycles>3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4" meta:word-count="190" meta:character-count="1096" meta:non-whitespace-character-count="910"/>
  </office:meta>
</office:document-meta>
</file>